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Upda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pdater.setLog( Log 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pdater.MethodUpdater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pdat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pdater.Method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Updater.setMethod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Updater.executeUpdate( Context context , Object bean , Object new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